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1.7cm" fo:min-width="0cm" fo:padding-top="0.15cm" fo:padding-bottom="0.15cm" fo:padding-left="0.275cm" fo:padding-right="0.27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1.7cm" fo:min-width="0cm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5cm" svg:stroke-color="#000000" draw:marker-start="Dimension_20_Lines" draw:marker-start-width="0.3cm" draw:marker-end="Linienspitzen_20_4" draw:marker-end-width="0.3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cm" svg:stroke-color="#000000" draw:marker-start-width="0.28cm" draw:marker-end="" draw:marker-end-width="0.3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628cm" loext:decorative="false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3" style:family="graphic" style:parent-style-name="objectwithoutfill">
      <style:graphic-properties draw:stroke="dash" draw:stroke-dash="Double_20_Dash" svg:stroke-width="0.05cm" svg:stroke-color="#000000" draw:marker-start-width="0.28cm" draw:marker-end="" draw:marker-end-width="0.3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2cm" draw:transform="rotate (-0.261799387799149) translate (24.695cm 1.139cm)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0.5cm" svg:height="12cm" svg:x="23.711cm" svg:y="0.99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" draw:text-style-name="P3" draw:layer="layout" svg:width="0.5cm" svg:height="0.5cm" svg:x="23.711cm" svg:y="13.04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5cm" svg:height="0.5cm" svg:x="23.711cm" svg:y="4.42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draw:style-name="gr5">
            <draw:line draw:style-name="gr6" draw:text-style-name="P4" draw:layer="layout" svg:x1="23.781cm" svg:y1="7.149cm" svg:x2="24.131cm" svg:y2="6.799cm">
              <text:p/>
            </draw:line>
            <draw:line draw:style-name="gr6" draw:text-style-name="P4" draw:layer="layout" svg:x1="24.131cm" svg:y1="7.149cm" svg:x2="23.781cm" svg:y2="6.799cm">
              <text:p/>
            </draw:line>
          </draw:g>
        </draw:g>
        <draw:line draw:style-name="gr7" draw:text-style-name="P4" draw:layer="layout" svg:x1="24.525cm" svg:y1="4.46cm" svg:x2="24.525cm" svg:y2="3.56cm">
          <text:p/>
        </draw:line>
        <draw:line draw:style-name="gr7" draw:text-style-name="P4" draw:layer="layout" svg:x1="24.525cm" svg:y1="4.763cm" svg:x2="24.525cm" svg:y2="5.663cm">
          <text:p/>
        </draw:line>
        <draw:line draw:style-name="gr8" draw:text-style-name="P4" draw:layer="layout" svg:x1="24.114cm" svg:y1="7cm" svg:x2="25.814cm" svg:y2="7cm">
          <text:p/>
        </draw:line>
        <draw:line draw:style-name="gr8" draw:text-style-name="P4" draw:layer="layout" svg:x1="23.3cm" svg:y1="4.96cm" svg:x2="25.7cm" svg:y2="4.96cm">
          <text:p/>
        </draw:line>
        <draw:g draw:style-name="gr2">
          <draw:g draw:style-name="gr2">
            <draw:custom-shape draw:style-name="gr1" draw:text-style-name="P1" draw:layer="layout" svg:width="0.5cm" svg:height="12cm" draw:transform="rotate (-0.261799387799149) translate (5.995cm 5.0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7" draw:text-style-name="P4" draw:layer="layout" svg:x1="6.85cm" svg:y1="13.55cm" svg:x2="6.85cm" svg:y2="14.45cm">
          <text:p/>
        </draw:line>
        <draw:path draw:style-name="gr9" draw:text-style-name="P4" draw:layer="layout" svg:width="7.986cm" svg:height="7.566cm" draw:transform="skewX (6.16404390468304E-017) rotate (-0.758345559991536) translate (5.8525665285837cm 11.8580483132058cm)" svg:viewBox="0 0 7987 7567" svg:d="M0 7565c3534 96 8072-4203 7986-7565">
          <text:p/>
        </draw:path>
        <draw:frame draw:style-name="gr10" draw:text-style-name="P5" draw:layer="layout" svg:width="7.2cm" svg:height="0.878cm" svg:x="11.55cm" svg:y="4.1cm">
          <draw:text-box>
            <text:p><text:span text:style-name="T1">Fester Auflagekeil K</text:span></text:p>
          </draw:text-box>
        </draw:frame>
        <draw:line draw:style-name="gr11" draw:text-style-name="P4" draw:layer="layout" svg:x1="6.6cm" svg:y1="4.5cm" svg:x2="11.6cm" svg:y2="4.5cm">
          <text:p/>
        </draw:line>
        <draw:line draw:style-name="gr11" draw:text-style-name="P4" draw:layer="layout" svg:x1="6.6cm" svg:y1="8.08cm" svg:x2="11.6cm" svg:y2="8.08cm">
          <text:p/>
        </draw:line>
        <draw:frame draw:style-name="gr10" draw:text-style-name="P5" draw:layer="layout" svg:width="4.2cm" svg:height="0.878cm" svg:x="11.55cm" svg:y="7.6cm">
          <draw:text-box>
            <text:p><text:span text:style-name="T1">Pendelstab P</text:span></text:p>
          </draw:text-box>
        </draw:frame>
        <draw:frame draw:style-name="gr10" draw:text-style-name="P5" draw:layer="layout" svg:width="7.2cm" svg:height="0.878cm" svg:x="11.437cm" svg:y="13cm">
          <draw:text-box>
            <text:p><text:span text:style-name="T1">Beweglicher Auflagekeil K’</text:span></text:p>
          </draw:text-box>
        </draw:frame>
        <draw:line draw:style-name="gr7" draw:text-style-name="P4" draw:layer="layout" svg:x1="6.85cm" svg:y1="13.247cm" svg:x2="6.85cm" svg:y2="12.347cm">
          <text:p/>
        </draw:line>
        <draw:line draw:style-name="gr8" draw:text-style-name="P4" draw:layer="layout" svg:x1="4cm" svg:y1="4.96cm" svg:x2="6.1cm" svg:y2="4.96cm">
          <text:p/>
        </draw:line>
        <draw:g draw:style-name="gr2">
          <draw:custom-shape draw:style-name="gr3" draw:text-style-name="P2" draw:layer="layout" svg:width="0.5cm" svg:height="12cm" svg:x="6.01cm" svg:y="4.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6.01cm" svg:y="4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5cm" svg:height="0.5cm" svg:x="6.01cm" svg:y="13.02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draw:style-name="gr5">
            <draw:line draw:style-name="gr6" draw:text-style-name="P4" draw:layer="layout" svg:x1="6.08cm" svg:y1="10.8cm" svg:x2="6.43cm" svg:y2="11.15cm">
              <text:p/>
            </draw:line>
            <draw:line draw:style-name="gr6" draw:text-style-name="P4" draw:layer="layout" svg:x1="6.43cm" svg:y1="10.8cm" svg:x2="6.08cm" svg:y2="11.15cm">
              <text:p/>
            </draw:line>
          </draw:g>
        </draw:g>
        <draw:line draw:style-name="gr8" draw:text-style-name="P4" draw:layer="layout" svg:x1="4cm" svg:y1="10.96cm" svg:x2="6.15cm" svg:y2="10.96cm">
          <text:p/>
        </draw:line>
        <draw:g draw:style-name="gr2">
          <svg:title>TexMaths</svg:title>
          <svg:desc>16§latex§$d$§svg§600§TRUE§</svg:desc>
          <draw:g draw:style-name="gr5">
            <draw:path draw:style-name="gr12" draw:text-style-name="P6" draw:layer="layout" svg:width="0.263cm" svg:height="0.393cm" svg:x="4.798cm" svg:y="8.582cm" svg:viewBox="0 0 264 394" svg:d="M264 6c-3-2 0-6-8-6s-60 5-70 6c-5 0-8 4-8 12 0 6 5 6 15 6 25 0 27 3 27 9-1 4-1 8-2 12-11 44-22 88-33 132-10-21-26-37-51-37-66 0-134 83-134 165 0 52 30 89 73 89 11 0 40-2 73-41 4 22 24 41 50 41 20 0 33-13 41-30 10-21 18-55 18-56 0-5-5-5-7-5-6 0-6 2-8 10-9 36-20 68-43 68-14 0-16-14-16-25 0-13 0-18 4-27 26-108 53-215 79-323zM148 321c-2 11-2 11-11 20-24 32-46 40-62 40-27 0-35-30-35-52 0-28 17-96 30-122 18-33 41-54 64-54 36 0 44 46 44 50 0 3-1 6-1 9-10 36-19 72-29 109z">
              <text:p/>
            </draw:path>
          </draw:g>
        </draw:g>
        <draw:line draw:style-name="gr13" draw:text-style-name="P4" draw:layer="layout" svg:x1="4.925cm" svg:y1="4.96cm" svg:x2="23.324cm" svg:y2="4.96cm">
          <text:p/>
        </draw:line>
        <draw:path draw:style-name="gr9" draw:text-style-name="P4" draw:layer="layout" svg:width="7.986cm" svg:height="7.566cm" draw:transform="skewX (-6.16404390468305E-017) rotate (-0.758345559991536) translate (23.4525665285837cm 11.9430483132058cm)" svg:viewBox="0 0 7987 7567" svg:d="M0 7565c3534 96 8072-4203 7986-7565">
          <text:p/>
        </draw:path>
        <draw:frame draw:style-name="gr10" draw:text-style-name="P5" draw:layer="layout" svg:width="8.95cm" svg:height="0.878cm" svg:x="1.45cm" svg:y="20.4cm">
          <draw:text-box>
            <text:p><text:span text:style-name="T1">Reversionspendel auf K gelagert</text:span></text:p>
          </draw:text-box>
        </draw:frame>
        <draw:frame draw:style-name="gr10" draw:text-style-name="P5" draw:layer="layout" svg:width="8.95cm" svg:height="0.878cm" svg:x="18.85cm" svg:y="20.4cm">
          <draw:text-box>
            <text:p><text:span text:style-name="T1">Reversionspendel auf K’ gelagert</text:span></text:p>
          </draw:text-box>
        </draw:frame>
        <draw:g draw:style-name="gr2">
          <svg:title>TexMaths</svg:title>
          <svg:desc>16§latex§$\Theta'$§svg§600§TRUE§</svg:desc>
          <draw:g draw:style-name="gr5">
            <draw:path draw:style-name="gr12" draw:text-style-name="P6" draw:layer="layout" svg:width="0.371cm" svg:height="0.406cm" svg:x="22.973cm" svg:y="1.171cm" svg:viewBox="0 0 372 407" svg:d="M372 204c0-113-85-204-187-204-100 0-185 89-185 204s86 203 185 203c102 0 187-89 187-203zM185 394c-54 0-131-48-131-190s77-191 131-191c56 0 133 51 133 191 0 144-80 190-133 190zM286 163c-5 0-10 0-15 0 0 6 0 13 0 19-57 0-115 0-172 0 0-6 0-13 0-19-4 0-9 0-13 0 0 27 0 54 0 81 4 0 9 0 13 0 0-6 0-13 0-19 57 0 115 0 172 0 0 6 0 13 0 19 5 0 10 0 15 0 0-27 0-54 0-81z">
              <text:p/>
            </draw:path>
            <draw:path draw:style-name="gr12" draw:text-style-name="P6" draw:layer="layout" svg:width="0.098cm" svg:height="0.202cm" svg:x="23.394cm" svg:y="1.144cm" svg:viewBox="0 0 99 203" svg:d="M96 34c3-7 3-10 3-12 0-12-11-22-24-22-14 0-19 13-21 19-17 57-34 113-51 169-1 0-3 5-3 7 0 5 13 8 16 8s3 0 6-7c25-54 49-108 74-162z">
              <text:p/>
            </draw:path>
          </draw:g>
        </draw:g>
        <draw:g draw:style-name="gr2">
          <svg:title>TexMaths</svg:title>
          <svg:desc>16§latex§$\Theta$§svg§600§TRUE§</svg:desc>
          <draw:g draw:style-name="gr5">
            <draw:path draw:style-name="gr12" draw:text-style-name="P6" draw:layer="layout" svg:width="0.37cm" svg:height="0.407cm" svg:x="5.274cm" svg:y="4.344cm" svg:viewBox="0 0 371 408" svg:d="M371 205c0-114-85-205-185-205-101 0-186 90-186 205s85 203 186 203c100 0 185-90 185-203zM186 395c-56 0-133-48-133-190 0-144 78-192 133-192s131 51 131 192c0 144-79 190-131 190zM285 163c-5 0-10 0-15 0 0 7 0 13 0 19-57 0-114 0-171 0 0-6 0-12 0-19-5 0-9 0-14 0 0 27 0 55 0 82 5 0 9 0 14 0 0-7 0-13 0-19 57 0 114 0 171 0 0 6 0 12 0 19 5 0 10 0 15 0 0-27 0-55 0-82z">
              <text:p/>
            </draw:path>
          </draw:g>
        </draw:g>
        <draw:line draw:style-name="gr14" draw:text-style-name="P4" draw:layer="layout" svg:x1="24.825cm" svg:y1="12.9cm" svg:x2="24.825cm" svg:y2="5.1cm">
          <text:p/>
        </draw:line>
        <draw:g draw:style-name="gr2">
          <svg:title>TexMaths</svg:title>
          <svg:desc>16§latex§$d$§svg§600§TRUE§</svg:desc>
          <draw:g draw:style-name="gr5">
            <draw:path draw:style-name="gr12" draw:text-style-name="P6" draw:layer="layout" svg:width="0.263cm" svg:height="0.393cm" svg:x="25.073cm" svg:y="8.682cm" svg:viewBox="0 0 264 394" svg:d="M264 6c-3-2 0-6-8-6s-60 5-70 6c-5 0-8 4-8 12 0 6 5 6 15 6 25 0 27 3 27 9-1 4-1 8-2 12-11 44-22 88-33 132-10-21-26-37-51-37-66 0-134 83-134 165 0 52 30 89 73 89 11 0 40-2 73-41 4 22 24 41 50 41 20 0 33-13 41-30 10-21 18-55 18-56 0-5-5-5-7-5-6 0-6 2-8 10-9 36-20 68-43 68-14 0-16-14-16-25 0-13 0-18 4-27 26-108 53-215 79-323zM148 321c-2 11-2 11-11 20-24 32-46 40-62 40-27 0-35-30-35-52 0-28 17-96 30-122 18-33 41-54 64-54 36 0 44 46 44 50 0 3-1 6-1 9-10 36-19 72-29 109z">
              <text:p/>
            </draw:path>
          </draw:g>
        </draw:g>
        <draw:line draw:style-name="gr14" draw:text-style-name="P4" draw:layer="layout" svg:x1="5.25cm" svg:y1="12.88cm" svg:x2="5.25cm" svg:y2="5.1cm">
          <text:p/>
        </draw:line>
        <draw:line draw:style-name="gr11" draw:text-style-name="P4" draw:layer="layout" svg:x1="6.6cm" svg:y1="13.4cm" svg:x2="11.6cm" svg:y2="13.4cm">
          <text:p/>
        </draw:line>
        <draw:line draw:style-name="gr14" draw:text-style-name="P4" draw:layer="layout" svg:x1="4.55cm" svg:y1="10.88cm" svg:x2="4.55cm" svg:y2="5.1cm">
          <text:p/>
        </draw:line>
        <draw:g draw:style-name="gr2">
          <svg:title>TexMaths</svg:title>
          <svg:desc>16§latex§$s$§svg§600§FALSE§</svg:desc>
          <draw:g draw:style-name="gr5">
            <draw:path draw:style-name="gr15" draw:text-style-name="P7" draw:layer="layout" svg:width="0.176cm" svg:height="0.193cm" svg:x="4.102cm" svg:y="7.852cm" svg:viewBox="0 0 177 194" svg:d="M0 0c59 0 118 0 177 0 0 65 0 129 0 194-59 0-118 0-177 0 0-65 0-129 0-194z">
              <text:p/>
            </draw:path>
            <draw:path draw:style-name="gr12" draw:text-style-name="P6" draw:layer="layout" svg:width="0.204cm" svg:height="0.25cm" svg:x="4.102cm" svg:y="7.823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  <draw:line draw:style-name="gr13" draw:text-style-name="P4" draw:layer="layout" svg:x1="4.025cm" svg:y1="12.96cm" svg:x2="25.924cm" svg:y2="12.96cm">
          <text:p/>
        </draw:line>
        <draw:line draw:style-name="gr14" draw:text-style-name="P4" draw:layer="layout" svg:x1="25.525cm" svg:y1="12.88cm" svg:x2="25.525cm" svg:y2="7.1cm">
          <text:p/>
        </draw:line>
        <draw:g draw:style-name="gr2">
          <svg:title>TexMaths</svg:title>
          <svg:desc>16§latex§$s$§svg§600§FALSE§</svg:desc>
          <draw:g draw:style-name="gr5">
            <draw:path draw:style-name="gr15" draw:text-style-name="P7" draw:layer="layout" svg:width="0.176cm" svg:height="0.193cm" svg:x="25.777cm" svg:y="9.752cm" svg:viewBox="0 0 177 194" svg:d="M0 0c59 0 118 0 177 0 0 65 0 129 0 194-59 0-118 0-177 0 0-65 0-129 0-194z">
              <text:p/>
            </draw:path>
            <draw:path draw:style-name="gr12" draw:text-style-name="P6" draw:layer="layout" svg:width="0.204cm" svg:height="0.25cm" svg:x="25.777cm" svg:y="9.723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  <draw:frame draw:style-name="gr16" draw:text-style-name="P8" draw:layer="layout" svg:width="1.5cm" svg:height="0.75cm" svg:x="1.45cm" svg:y="21.6cm">
          <draw:text-box>
            <text:p><text:span text:style-name="T2">(a)</text:span></text:p>
          </draw:text-box>
        </draw:frame>
        <draw:frame draw:style-name="gr16" draw:text-style-name="P8" draw:layer="layout" svg:width="1.5cm" svg:height="0.75cm" svg:x="18.85cm" svg:y="21.6cm">
          <draw:text-box>
            <text:p><text:span text:style-name="T2">(b)</text:span></text:p>
          </draw:text-box>
        </draw:frame>
        <draw:frame draw:style-name="gr17" draw:text-style-name="P5" draw:layer="layout" svg:width="0.75cm" svg:height="1cm" svg:x="3.25cm" svg:y="4.55cm">
          <draw:text-box>
            <text:p text:style-name="P9"><text:span text:style-name="T1">A</text:span></text:p>
          </draw:text-box>
        </draw:frame>
        <draw:frame draw:style-name="gr17" draw:text-style-name="P5" draw:layer="layout" svg:width="0.75cm" svg:height="1cm" svg:x="3.25cm" svg:y="10.55cm">
          <draw:text-box>
            <text:p text:style-name="P9"><text:span text:style-name="T1">S</text:span></text:p>
          </draw:text-box>
        </draw:frame>
        <draw:frame draw:style-name="gr17" draw:text-style-name="P5" draw:layer="layout" svg:width="1.1cm" svg:height="1cm" svg:x="25.55cm" svg:y="4.55cm">
          <draw:text-box>
            <text:p text:style-name="P9"><text:span text:style-name="T1">A’</text:span></text:p>
          </draw:text-box>
        </draw:frame>
        <draw:frame draw:style-name="gr17" draw:text-style-name="P5" draw:layer="layout" svg:width="0.75cm" svg:height="1cm" svg:x="25.65cm" svg:y="6.55cm">
          <draw:text-box>
            <text:p text:style-name="P9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5T08:46:18.042268670</dc:date>
    <meta:editing-duration>PT9H21M30S</meta:editing-duration>
    <meta:editing-cycles>40</meta:editing-cycles>
    <meta:generator>LibreOffice/24.2.5.2$Linux_X86_64 LibreOffice_project/420$Build-2</meta:generator>
    <meta:document-statistic meta:object-count="69"/>
  </office:meta>
</office:document-meta>
</file>